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3.657cm"/>
    </style:style>
    <style:style style:name="ro2" style:family="table-row">
      <style:table-row-properties style:row-height="1.279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ext-properties fo:font-size="30pt" style:font-size-asian="30pt" style:font-size-complex="30pt"/>
    </style:style>
    <style:style style:name="ce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8" style:family="table-cell" style:parent-style-name="Default">
      <style:table-cell-properties fo:background-color="#ffff00"/>
    </style:style>
    <style:style style:name="ce17" style:family="table-cell" style:parent-style-name="Default" style:data-style-name="N112">
      <style:table-cell-properties fo:background-color="#ffff00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ackground-color="#81d41a" fo:border-left="0.74pt solid #000000" fo:border-right="none" fo:border-top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30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5983b0" fo:border="0.74pt solid #000000"/>
    </style:style>
    <style:style style:name="ce26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12" style:family="table-cell" style:parent-style-name="Default">
      <style:text-properties style:text-underline-style="none"/>
    </style:style>
    <style:style style:name="ce37" style:family="table-cell" style:parent-style-name="Default">
      <style:text-properties fo:font-size="30pt" style:font-size-asian="30pt" style:font-size-complex="30pt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1.976cm" loext:decorative="false"/>
      <style:paragraph-properties style:writing-mode="lr-tb"/>
    </style:style>
    <style:style style:name="gr4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name-asian="Microsoft YaHei" style:font-size-asian="10pt" style:font-name-complex="Lucida Sans" style:font-size-complex="10pt"/>
    </style:style>
    <style:style style:name="T2" style:family="text">
      <style:text-properties fo:font-family="'Liberation Sans'" style:font-family-generic="swiss" fo:font-size="10pt" style:font-name-asian="Microsoft YaHei" style:font-size-asian="10pt" style:font-name-complex="Lucida Sans" style:font-size-complex="10pt"/>
    </style:style>
    <style:style style:name="T3" style:family="text">
      <style:text-properties style:font-name="Liberation Sans" fo:font-size="10pt" style:font-name-asian="Microsoft YaHei" style:font-size-asian="10pt" style:font-name-complex="Lucida Sans" style:font-size-complex="10pt"/>
    </style:style>
    <style:style style:name="T4" style:family="text">
      <style:text-properties fo:font-family="'Liberation Sans'" style:font-family-generic="swiss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Coste Fijo</text:p>
          </table:table-cell>
          <table:table-cell table:style-name="ce9" office:value-type="float" office:value="100" calcext:value-type="float">
            <text:p>100</text:p>
          </table:table-cell>
          <table:table-cell table:style-name="ce10" office:value-type="string" calcext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stes Variabl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€/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€/Q</text:p>
          </table:table-cell>
          <table:table-cell office:value-type="string" calcext:value-type="string">
            <text:p>Por producir una vespa</text:p>
          </table:table-cell>
        </table:table-row>
        <table:table-row table:style-name="ro1">
          <table:table-cell table:number-columns-repeated="2"/>
          <table:table-cell table:style-name="ce17" office:value-type="currency" office:currency="EUR" office:value="40" calcext:value-type="currency">
            <text:p>40,00 €</text:p>
          </table:table-cell>
          <table:table-cell table:style-name="ce8" office:value-type="string" calcext:value-type="string">
            <text:p>€/Q</text:p>
          </table:table-cell>
          <table:table-cell office:value-type="string" calcext:value-type="string">
            <text:p>Por vender una vesp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ducción</text:p>
          </table:table-cell>
          <table:table-cell table:style-name="ce8" office:value-type="string" calcext:value-type="string">
            <text:p>VESPAS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Q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2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,00</text:p>
          </table:table-cell>
          <table:table-cell table:style-name="ce2" office:value-type="float" office:value="10" calcext:value-type="float">
            <text:p>10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,00</text:p>
          </table:table-cell>
          <table:table-cell table:style-name="ce2" office:value-type="float" office:value="30" calcext:value-type="float">
            <text:p>30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,00</text:p>
          </table:table-cell>
          <table:table-cell table:style-name="ce2" office:value-type="float" office:value="60" calcext:value-type="float">
            <text:p>60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,00</text:p>
          </table:table-cell>
          <table:table-cell table:style-name="ce2" office:value-type="float" office:value="80" calcext:value-type="float">
            <text:p>80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,00</text:p>
          </table:table-cell>
          <table:table-cell table:style-name="ce2" office:value-type="float" office:value="95" calcext:value-type="float">
            <text:p>95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,00</text:p>
          </table:table-cell>
          <table:table-cell table:style-name="ce2" office:value-type="float" office:value="108" calcext:value-type="float">
            <text:p>108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,00</text:p>
          </table:table-cell>
          <table:table-cell table:style-name="ce2" office:value-type="float" office:value="112" calcext:value-type="float">
            <text:p>112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,00</text:p>
          </table:table-cell>
          <table:table-cell table:style-name="ce2" office:value-type="float" office:value="112" calcext:value-type="float">
            <text:p>112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,00</text:p>
          </table:table-cell>
          <table:table-cell table:style-name="ce2" office:value-type="float" office:value="108" calcext:value-type="float">
            <text:p>108,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,00</text:p>
          </table:table-cell>
          <table:table-cell table:style-name="ce2" office:value-type="float" office:value="100" calcext:value-type="float">
            <text:p>100,00</text:p>
          </table:table-cell>
          <table:table-cell/>
        </table:table-row>
      </table:table>
      <table:table table:name="Tabla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number-columns-repeated="3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9" table:default-cell-style-name="ce26"/>
        <table:table-column table:style-name="co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16" table:formula="of:=[$Datos.C21]" office:value-type="string" office:string-value="L" calcext:value-type="string">
            <text:p>L</text:p>
          </table:table-cell>
          <table:table-cell table:style-name="ce16" table:formula="of:=[$Datos.D21]" office:value-type="string" office:string-value="Q" calcext:value-type="string">
            <text:p>Q</text:p>
          </table:table-cell>
          <table:table-cell table:style-name="ce16" office:value-type="string" calcext:value-type="string">
            <office:annotation draw:style-name="gr2" svg:width="2.899cm" svg:height="1.799cm" svg:x="16.581cm" svg:y="0.758cm" draw:caption-point-x="-0.61cm" draw:caption-point-y="1.51cm">
              <dc:creator>Autoría desconocida</dc:creator>
              <dc:date>2024-10-09T00:00:00</dc:date>
              <text:p>Producto Medio:</text:p>
              <text:p>Pme = Q/L</text:p>
            </office:annotation>
            <text:p>Pme</text:p>
          </table:table-cell>
          <table:table-cell table:style-name="ce16" office:value-type="string" calcext:value-type="string">
            <office:annotation draw:style-name="gr3" svg:width="2.899cm" svg:height="2.176cm" svg:x="18.839cm" svg:y="0.758cm" draw:caption-point-x="-0.61cm" draw:caption-point-y="1.51cm">
              <dc:creator>Autoría desconocida</dc:creator>
              <dc:date>2024-10-22T00:00:00</dc:date>
              <text:p>Producto Marginal:</text:p>
              <text:p><text:span text:style-name="T1">Pm = </text:span><text:span text:style-name="T2">∆</text:span><text:span text:style-name="T3">Q/</text:span><text:span text:style-name="T4">∆</text:span>L</text:p>
            </office:annotation>
            <text:p>Pma</text:p>
          </table:table-cell>
          <table:table-cell table:style-name="ce16" table:formula="of:=[Datos.$C$8]" office:value-type="string" office:string-value="Coste Fijo" calcext:value-type="string">
            <text:p>Coste Fijo</text:p>
          </table:table-cell>
          <table:table-cell table:style-name="ce16" table:formula="of:=[Datos.$C$10]" office:value-type="string" office:string-value="Costes Variables" calcext:value-type="string">
            <text:p>Costes Variables</text:p>
          </table:table-cell>
          <table:table-cell table:style-name="ce16" office:value-type="string" calcext:value-type="string">
            <office:annotation draw:style-name="gr2" svg:width="2.899cm" svg:height="1.799cm" svg:x="26.721cm" svg:y="0.758cm" draw:caption-point-x="-0.61cm" draw:caption-point-y="1.51cm">
              <dc:creator>Autoría desconocida</dc:creator>
              <dc:date>2024-10-15T00:00:00</dc:date>
              <text:p>CT = CF+CV</text:p>
            </office:annotation>
            <text:p>Costes Totales</text:p>
          </table:table-cell>
          <table:table-cell table:style-name="ce23" office:value-type="string" calcext:value-type="string">
            <office:annotation draw:style-name="gr2" svg:width="2.899cm" svg:height="1.799cm" svg:x="29.861cm" svg:y="0.758cm" draw:caption-point-x="-0.61cm" draw:caption-point-y="1.51cm">
              <dc:creator>Autoría desconocida</dc:creator>
              <dc:date>2024-10-15T00:00:00</dc:date>
              <text:p>CM = CT/Q</text:p>
            </office:annotation>
            <text:p>Coste Medio</text:p>
          </table:table-cell>
          <table:table-cell table:style-name="ce25" office:value-type="string" calcext:value-type="string">
            <office:annotation draw:style-name="gr2" svg:width="2.899cm" svg:height="1.799cm" svg:x="33.382cm" svg:y="0.758cm" draw:caption-point-x="-0.61cm" draw:caption-point-y="1.51cm">
              <dc:creator>Autoría desconocida</dc:creator>
              <dc:date>2024-10-22T00:00:00</dc:date>
              <text:p><text:span text:style-name="T3">CTM = </text:span><text:span text:style-name="T2">∆</text:span><text:span text:style-name="T3">CT/</text:span><text:span text:style-name="T4">∆</text:span>Q</text:p>
            </office:annotation>
            <text:p>Coste Marginal</text:p>
          </table:table-cell>
          <table:table-cell table:style-name="ce25" office:value-type="string" calcext:value-type="string">
            <office:annotation draw:style-name="gr2" svg:width="2.899cm" svg:height="1.799cm" svg:x="36.358cm" svg:y="0.758cm" draw:caption-point-x="-0.61cm" draw:caption-point-y="1.51cm">
              <dc:creator>Autoría desconocida</dc:creator>
              <dc:date>2024-10-15T00:00:00</dc:date>
              <text:p>Cfm = CF/Q</text:p>
            </office:annotation>
            <text:p>Coste Fijo Medio</text:p>
          </table:table-cell>
          <table:table-cell table:style-name="ce25" office:value-type="string" calcext:value-type="string">
            <office:annotation draw:style-name="gr2" svg:width="2.899cm" svg:height="1.799cm" svg:x="40.014cm" svg:y="0.758cm" draw:caption-point-x="-0.61cm" draw:caption-point-y="1.51cm">
              <dc:creator>Autoría desconocida</dc:creator>
              <dc:date>2024-10-15T00:00:00</dc:date>
              <text:p>Cvm = CV/q</text:p>
            </office:annotation>
            <text:p>Coste Variable Medio</text:p>
          </table:table-cell>
          <table:table-cell table:style-name="ce16" office:value-type="string" calcext:value-type="string">
            <office:annotation draw:style-name="gr2" svg:width="2.899cm" svg:height="1.799cm" svg:x="42.272cm" svg:y="0.758cm" draw:caption-point-x="-0.61cm" draw:caption-point-y="1.51cm">
              <dc:creator>Autoría desconocida</dc:creator>
              <dc:date>2024-10-15T00:00:00</dc:date>
              <text:p>I = Q/Producción</text:p>
            </office:annotation>
            <text:p>Ingreso</text:p>
          </table:table-cell>
          <table:table-cell table:style-name="ce16" office:value-type="string" calcext:value-type="string">
            <office:annotation draw:style-name="gr2" svg:width="2.899cm" svg:height="1.799cm" svg:x="44.53cm" svg:y="0.758cm" draw:caption-point-x="-0.61cm" draw:caption-point-y="1.51cm">
              <dc:creator>Autoría desconocida</dc:creator>
              <dc:date>2024-10-15T00:00:00</dc:date>
              <text:p>Beneficio = Ingreso-CT</text:p>
            </office:annotation>
            <text:p>Beneficio</text:p>
          </table:table-cell>
        </table:table-row>
        <table:table-row table:style-name="ro1">
          <table:table-cell table:number-columns-repeated="3"/>
          <table:table-cell table:style-name="ce16" table:formula="of:=[$Datos.C22]" office:value-type="float" office:value="0" calcext:value-type="float">
            <text:p>0</text:p>
          </table:table-cell>
          <table:table-cell table:style-name="ce30" table:formula="of:=[$Datos.D22]" office:value-type="float" office:value="0" calcext:value-type="float">
            <text:p>0,00</text:p>
          </table:table-cell>
          <table:table-cell table:style-name="ce30" table:formula="of:=IF([.D7]=0;&quot;-----------------&quot;;[.E7]/[.D7])" office:value-type="string" office:string-value="-----------------" calcext:value-type="string">
            <text:p>-----------------</text:p>
          </table:table-cell>
          <table:table-cell table:style-name="ce30" office:value-type="string" calcext:value-type="string">
            <text:p>----------------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7]*[$Datos.$C$12]+[.E7]*[$Datos.$C$13]" office:value-type="float" office:value="0" calcext:value-type="float">
            <text:p>0</text:p>
          </table:table-cell>
          <table:table-cell table:style-name="ce16" table:formula="of:=[.I7]+[.H7]" office:value-type="float" office:value="100" calcext:value-type="float">
            <text:p>100</text:p>
          </table:table-cell>
          <table:table-cell table:style-name="ce24" table:formula="of:=IF([.E7]=0;&quot;-----------------&quot;;[.J7]/[.E7])" office:value-type="string" office:string-value="-----------------" calcext:value-type="string">
            <text:p>-----------------</text:p>
          </table:table-cell>
          <table:table-cell table:style-name="ce23" office:value-type="string" calcext:value-type="string">
            <text:p>-----------------</text:p>
          </table:table-cell>
          <table:table-cell table:style-name="ce24" table:formula="of:=IF([.E7]=0;&quot;--------------&quot;;[.H7]/[.E7])" office:value-type="string" office:string-value="--------------" calcext:value-type="string">
            <text:p>--------------</text:p>
          </table:table-cell>
          <table:table-cell table:style-name="ce24" table:formula="of:=IF([.E7]=0;&quot;-------------&quot;;[.I7]/[.E7])" office:value-type="string" office:string-value="-------------" calcext:value-type="string">
            <text:p>-------------</text:p>
          </table:table-cell>
          <table:table-cell table:style-name="ce30" table:formula="of:=[.E7]*[Datos.$C$14]" office:value-type="float" office:value="0" calcext:value-type="float">
            <text:p>0,00</text:p>
          </table:table-cell>
          <table:table-cell table:style-name="ce16" table:formula="of:=[.O7]-[.J7]" office:value-type="float" office:value="-100" calcext:value-type="float">
            <text:p>-100</text:p>
          </table:table-cell>
        </table:table-row>
        <table:table-row table:style-name="ro1">
          <table:table-cell table:number-columns-repeated="3"/>
          <table:table-cell table:style-name="ce16" table:formula="of:=[$Datos.C23]" office:value-type="float" office:value="1" calcext:value-type="float">
            <text:p>1</text:p>
          </table:table-cell>
          <table:table-cell table:style-name="ce30" table:formula="of:=[$Datos.D23]" office:value-type="float" office:value="10" calcext:value-type="float">
            <text:p>10,00</text:p>
          </table:table-cell>
          <table:table-cell table:style-name="ce30" table:formula="of:=IF([.D8]=0;&quot;----------------&quot;;[.E8]/[.D8])" office:value-type="float" office:value="10" calcext:value-type="float">
            <text:p>10,00</text:p>
          </table:table-cell>
          <table:table-cell table:style-name="ce30" table:formula="of:=IF([.D8]-[.D7]=0;&quot;--------------&quot;;([.E8]-[.E7])/([.D8]-[.D7]))" office:value-type="float" office:value="10" calcext:value-type="float">
            <text:p>10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8]*[$Datos.$C$12]+[.E8]*[$Datos.$C$13]" office:value-type="float" office:value="262" calcext:value-type="float">
            <text:p>262</text:p>
          </table:table-cell>
          <table:table-cell table:style-name="ce16" table:formula="of:=[.I8]+[.H8]" office:value-type="float" office:value="362" calcext:value-type="float">
            <text:p>362</text:p>
          </table:table-cell>
          <table:table-cell table:style-name="ce24" table:formula="of:=IF([.E8]=0;&quot;--------------------&quot;;[.J8]/[.E8])" office:value-type="float" office:value="36.2" calcext:value-type="float">
            <text:p>36,20</text:p>
          </table:table-cell>
          <table:table-cell table:style-name="ce24" table:formula="of:=IF(([.E8]-[.E7])=0;&quot;--------------------&quot;;([.J8]-[.J7])/([.E8]-[.E7]))" office:value-type="float" office:value="26.2" calcext:value-type="float">
            <text:p>26,20</text:p>
          </table:table-cell>
          <table:table-cell table:style-name="ce24" table:formula="of:=IF([.E8]=0;&quot;--------------&quot;;[.H8]/[.E8])" office:value-type="float" office:value="10" calcext:value-type="float">
            <text:p>10,00</text:p>
          </table:table-cell>
          <table:table-cell table:style-name="ce24" table:formula="of:=IF([.E8]=0;&quot;-------------&quot;;[.I8]/[.E8])" office:value-type="float" office:value="26.2" calcext:value-type="float">
            <text:p>26,20</text:p>
          </table:table-cell>
          <table:table-cell table:style-name="ce30" table:formula="of:=[.E8]*[Datos.$C$14]" office:value-type="float" office:value="400" calcext:value-type="float">
            <text:p>400,00</text:p>
          </table:table-cell>
          <table:table-cell table:style-name="ce16" table:formula="of:=[.O8]-[.J8]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ce16" table:formula="of:=[$Datos.C24]" office:value-type="float" office:value="2" calcext:value-type="float">
            <text:p>2</text:p>
          </table:table-cell>
          <table:table-cell table:style-name="ce30" table:formula="of:=[$Datos.D24]" office:value-type="float" office:value="30" calcext:value-type="float">
            <text:p>30,00</text:p>
          </table:table-cell>
          <table:table-cell table:style-name="ce30" table:formula="of:=IF([.D9]=0;&quot;----------------&quot;;[.E9]/[.D9])" office:value-type="float" office:value="15" calcext:value-type="float">
            <text:p>15,00</text:p>
          </table:table-cell>
          <table:table-cell table:style-name="ce30" table:formula="of:=IF([.D9]-[.D8]=0;&quot;--------------&quot;;([.E9]-[.E8])/([.D9]-[.D8]))" office:value-type="float" office:value="20" calcext:value-type="float">
            <text:p>20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9]*[$Datos.$C$12]+[.E9]*[$Datos.$C$13]" office:value-type="float" office:value="774" calcext:value-type="float">
            <text:p>774</text:p>
          </table:table-cell>
          <table:table-cell table:style-name="ce16" table:formula="of:=[.I9]+[.H9]" office:value-type="float" office:value="874" calcext:value-type="float">
            <text:p>874</text:p>
          </table:table-cell>
          <table:table-cell table:style-name="ce24" table:formula="of:=IF([.E9]=0;&quot;--------------------&quot;;[.J9]/[.E9])" office:value-type="float" office:value="29.1333333333333" calcext:value-type="float">
            <text:p>29,13</text:p>
          </table:table-cell>
          <table:table-cell table:style-name="ce24" table:formula="of:=IF(([.E9]-[.E8])=0;&quot;--------------------&quot;;([.J9]-[.J8])/([.E9]-[.E8]))" office:value-type="float" office:value="25.6" calcext:value-type="float">
            <text:p>25,60</text:p>
          </table:table-cell>
          <table:table-cell table:style-name="ce24" table:formula="of:=IF([.E9]=0;&quot;--------------&quot;;[.H9]/[.E9])" office:value-type="float" office:value="3.33333333333333" calcext:value-type="float">
            <text:p>3,33</text:p>
          </table:table-cell>
          <table:table-cell table:style-name="ce24" table:formula="of:=IF([.E9]=0;&quot;-------------&quot;;[.I9]/[.E9])" office:value-type="float" office:value="25.8" calcext:value-type="float">
            <text:p>25,80</text:p>
          </table:table-cell>
          <table:table-cell table:style-name="ce30" table:formula="of:=[.E9]*[Datos.$C$14]" office:value-type="float" office:value="1200" calcext:value-type="float">
            <text:p>1200,00</text:p>
          </table:table-cell>
          <table:table-cell table:style-name="ce16" table:formula="of:=[.O9]-[.J9]" office:value-type="float" office:value="326" calcext:value-type="float">
            <text:p>326</text:p>
          </table:table-cell>
        </table:table-row>
        <table:table-row table:style-name="ro1">
          <table:table-cell table:number-columns-repeated="3"/>
          <table:table-cell table:style-name="ce16" table:formula="of:=[$Datos.C25]" office:value-type="float" office:value="3" calcext:value-type="float">
            <text:p>3</text:p>
          </table:table-cell>
          <table:table-cell table:style-name="ce30" table:formula="of:=[$Datos.D25]" office:value-type="float" office:value="60" calcext:value-type="float">
            <text:p>60,00</text:p>
          </table:table-cell>
          <table:table-cell table:style-name="ce30" table:formula="of:=IF([.D10]=0;&quot;----------------&quot;;[.E10]/[.D10])" office:value-type="float" office:value="20" calcext:value-type="float">
            <text:p>20,00</text:p>
          </table:table-cell>
          <table:table-cell table:style-name="ce30" table:formula="of:=IF([.D10]-[.D9]=0;&quot;--------------&quot;;([.E10]-[.E9])/([.D10]-[.D9]))" office:value-type="float" office:value="30" calcext:value-type="float">
            <text:p>30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10]*[$Datos.$C$12]+[.E10]*[$Datos.$C$13]" office:value-type="float" office:value="1536" calcext:value-type="float">
            <text:p>1536</text:p>
          </table:table-cell>
          <table:table-cell table:style-name="ce16" table:formula="of:=[.I10]+[.H10]" office:value-type="float" office:value="1636" calcext:value-type="float">
            <text:p>1636</text:p>
          </table:table-cell>
          <table:table-cell table:style-name="ce24" table:formula="of:=IF([.E10]=0;&quot;--------------------&quot;;[.J10]/[.E10])" office:value-type="float" office:value="27.2666666666667" calcext:value-type="float">
            <text:p>27,27</text:p>
          </table:table-cell>
          <table:table-cell table:style-name="ce24" table:formula="of:=IF(([.E10]-[.E9])=0;&quot;--------------------&quot;;([.J10]-[.J9])/([.E10]-[.E9]))" office:value-type="float" office:value="25.4" calcext:value-type="float">
            <text:p>25,40</text:p>
          </table:table-cell>
          <table:table-cell table:style-name="ce24" table:formula="of:=IF([.E10]=0;&quot;--------------&quot;;[.H10]/[.E10])" office:value-type="float" office:value="1.66666666666667" calcext:value-type="float">
            <text:p>1,67</text:p>
          </table:table-cell>
          <table:table-cell table:style-name="ce24" table:formula="of:=IF([.E10]=0;&quot;-------------&quot;;[.I10]/[.E10])" office:value-type="float" office:value="25.6" calcext:value-type="float">
            <text:p>25,60</text:p>
          </table:table-cell>
          <table:table-cell table:style-name="ce30" table:formula="of:=[.E10]*[Datos.$C$14]" office:value-type="float" office:value="2400" calcext:value-type="float">
            <text:p>2400,00</text:p>
          </table:table-cell>
          <table:table-cell table:style-name="ce16" table:formula="of:=[.O10]-[.J10]" office:value-type="float" office:value="764" calcext:value-type="float">
            <text:p>764</text:p>
          </table:table-cell>
        </table:table-row>
        <table:table-row table:style-name="ro1">
          <table:table-cell table:number-columns-repeated="3"/>
          <table:table-cell table:style-name="ce16" table:formula="of:=[$Datos.C26]" office:value-type="float" office:value="4" calcext:value-type="float">
            <text:p>4</text:p>
          </table:table-cell>
          <table:table-cell table:style-name="ce30" table:formula="of:=[$Datos.D26]" office:value-type="float" office:value="80" calcext:value-type="float">
            <text:p>80,00</text:p>
          </table:table-cell>
          <table:table-cell table:style-name="ce30" table:formula="of:=IF([.D11]=0;&quot;----------------&quot;;[.E11]/[.D11])" office:value-type="float" office:value="20" calcext:value-type="float">
            <text:p>20,00</text:p>
          </table:table-cell>
          <table:table-cell table:style-name="ce30" table:formula="of:=IF([.D11]-[.D10]=0;&quot;--------------&quot;;([.E11]-[.E10])/([.D11]-[.D10]))" office:value-type="float" office:value="20" calcext:value-type="float">
            <text:p>20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11]*[$Datos.$C$12]+[.E11]*[$Datos.$C$13]" office:value-type="float" office:value="2048" calcext:value-type="float">
            <text:p>2048</text:p>
          </table:table-cell>
          <table:table-cell table:style-name="ce16" table:formula="of:=[.I11]+[.H11]" office:value-type="float" office:value="2148" calcext:value-type="float">
            <text:p>2148</text:p>
          </table:table-cell>
          <table:table-cell table:style-name="ce24" table:formula="of:=IF([.E11]=0;&quot;--------------------&quot;;[.J11]/[.E11])" office:value-type="float" office:value="26.85" calcext:value-type="float">
            <text:p>26,85</text:p>
          </table:table-cell>
          <table:table-cell table:style-name="ce24" table:formula="of:=IF(([.E11]-[.E10])=0;&quot;--------------------&quot;;([.J11]-[.J10])/([.E11]-[.E10]))" office:value-type="float" office:value="25.6" calcext:value-type="float">
            <text:p>25,60</text:p>
          </table:table-cell>
          <table:table-cell table:style-name="ce24" table:formula="of:=IF([.E11]=0;&quot;--------------&quot;;[.H11]/[.E11])" office:value-type="float" office:value="1.25" calcext:value-type="float">
            <text:p>1,25</text:p>
          </table:table-cell>
          <table:table-cell table:style-name="ce24" table:formula="of:=IF([.E11]=0;&quot;-------------&quot;;[.I11]/[.E11])" office:value-type="float" office:value="25.6" calcext:value-type="float">
            <text:p>25,60</text:p>
          </table:table-cell>
          <table:table-cell table:style-name="ce30" table:formula="of:=[.E11]*[Datos.$C$14]" office:value-type="float" office:value="3200" calcext:value-type="float">
            <text:p>3200,00</text:p>
          </table:table-cell>
          <table:table-cell table:style-name="ce16" table:formula="of:=[.O11]-[.J11]" office:value-type="float" office:value="1052" calcext:value-type="float">
            <text:p>1052</text:p>
          </table:table-cell>
        </table:table-row>
        <table:table-row table:style-name="ro1">
          <table:table-cell table:number-columns-repeated="3"/>
          <table:table-cell table:style-name="ce16" table:formula="of:=[$Datos.C27]" office:value-type="float" office:value="5" calcext:value-type="float">
            <text:p>5</text:p>
          </table:table-cell>
          <table:table-cell table:style-name="ce30" table:formula="of:=[$Datos.D27]" office:value-type="float" office:value="95" calcext:value-type="float">
            <text:p>95,00</text:p>
          </table:table-cell>
          <table:table-cell table:style-name="ce30" table:formula="of:=IF([.D12]=0;&quot;----------------&quot;;[.E12]/[.D12])" office:value-type="float" office:value="19" calcext:value-type="float">
            <text:p>19,00</text:p>
          </table:table-cell>
          <table:table-cell table:style-name="ce30" table:formula="of:=IF([.D12]-[.D11]=0;&quot;--------------&quot;;([.E12]-[.E11])/([.D12]-[.D11]))" office:value-type="float" office:value="15" calcext:value-type="float">
            <text:p>15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12]*[$Datos.$C$12]+[.E12]*[$Datos.$C$13]" office:value-type="float" office:value="2435" calcext:value-type="float">
            <text:p>2435</text:p>
          </table:table-cell>
          <table:table-cell table:style-name="ce16" table:formula="of:=[.I12]+[.H12]" office:value-type="float" office:value="2535" calcext:value-type="float">
            <text:p>2535</text:p>
          </table:table-cell>
          <table:table-cell table:style-name="ce24" table:formula="of:=IF([.E12]=0;&quot;--------------------&quot;;[.J12]/[.E12])" office:value-type="float" office:value="26.6842105263158" calcext:value-type="float">
            <text:p>26,68</text:p>
          </table:table-cell>
          <table:table-cell table:style-name="ce24" table:formula="of:=IF(([.E12]-[.E11])=0;&quot;--------------------&quot;;([.J12]-[.J11])/([.E12]-[.E11]))" office:value-type="float" office:value="25.8" calcext:value-type="float">
            <text:p>25,80</text:p>
          </table:table-cell>
          <table:table-cell table:style-name="ce24" table:formula="of:=IF([.E12]=0;&quot;--------------&quot;;[.H12]/[.E12])" office:value-type="float" office:value="1.05263157894737" calcext:value-type="float">
            <text:p>1,05</text:p>
          </table:table-cell>
          <table:table-cell table:style-name="ce24" table:formula="of:=IF([.E12]=0;&quot;-------------&quot;;[.I12]/[.E12])" office:value-type="float" office:value="25.6315789473684" calcext:value-type="float">
            <text:p>25,63</text:p>
          </table:table-cell>
          <table:table-cell table:style-name="ce30" table:formula="of:=[.E12]*[Datos.$C$14]" office:value-type="float" office:value="3800" calcext:value-type="float">
            <text:p>3800,00</text:p>
          </table:table-cell>
          <table:table-cell table:style-name="ce16" table:formula="of:=[.O12]-[.J12]" office:value-type="float" office:value="1265" calcext:value-type="float">
            <text:p>1265</text:p>
          </table:table-cell>
        </table:table-row>
        <table:table-row table:style-name="ro1">
          <table:table-cell table:number-columns-repeated="3"/>
          <table:table-cell table:style-name="ce16" table:formula="of:=[$Datos.C28]" office:value-type="float" office:value="6" calcext:value-type="float">
            <text:p>6</text:p>
          </table:table-cell>
          <table:table-cell table:style-name="ce30" table:formula="of:=[$Datos.D28]" office:value-type="float" office:value="108" calcext:value-type="float">
            <text:p>108,00</text:p>
          </table:table-cell>
          <table:table-cell table:style-name="ce30" table:formula="of:=IF([.D13]=0;&quot;----------------&quot;;[.E13]/[.D13])" office:value-type="float" office:value="18" calcext:value-type="float">
            <text:p>18,00</text:p>
          </table:table-cell>
          <table:table-cell table:style-name="ce30" table:formula="of:=IF([.D13]-[.D12]=0;&quot;--------------&quot;;([.E13]-[.E12])/([.D13]-[.D12]))" office:value-type="float" office:value="13" calcext:value-type="float">
            <text:p>13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13]*[$Datos.$C$12]+[.E13]*[$Datos.$C$13]" office:value-type="float" office:value="2772" calcext:value-type="float">
            <text:p>2772</text:p>
          </table:table-cell>
          <table:table-cell table:style-name="ce16" table:formula="of:=[.I13]+[.H13]" office:value-type="float" office:value="2872" calcext:value-type="float">
            <text:p>2872</text:p>
          </table:table-cell>
          <table:table-cell table:style-name="ce24" table:formula="of:=IF([.E13]=0;&quot;--------------------&quot;;[.J13]/[.E13])" office:value-type="float" office:value="26.5925925925926" calcext:value-type="float">
            <text:p>26,59</text:p>
          </table:table-cell>
          <table:table-cell table:style-name="ce24" table:formula="of:=IF(([.E13]-[.E12])=0;&quot;--------------------&quot;;([.J13]-[.J12])/([.E13]-[.E12]))" office:value-type="float" office:value="25.9230769230769" calcext:value-type="float">
            <text:p>25,92</text:p>
          </table:table-cell>
          <table:table-cell table:style-name="ce24" table:formula="of:=IF([.E13]=0;&quot;--------------&quot;;[.H13]/[.E13])" office:value-type="float" office:value="0.925925925925926" calcext:value-type="float">
            <text:p>0,93</text:p>
          </table:table-cell>
          <table:table-cell table:style-name="ce24" table:formula="of:=IF([.E13]=0;&quot;-------------&quot;;[.I13]/[.E13])" office:value-type="float" office:value="25.6666666666667" calcext:value-type="float">
            <text:p>25,67</text:p>
          </table:table-cell>
          <table:table-cell table:style-name="ce30" table:formula="of:=[.E13]*[Datos.$C$14]" office:value-type="float" office:value="4320" calcext:value-type="float">
            <text:p>4320,00</text:p>
          </table:table-cell>
          <table:table-cell table:style-name="ce16" table:formula="of:=[.O13]-[.J13]" office:value-type="float" office:value="1448" calcext:value-type="float">
            <text:p>1448</text:p>
          </table:table-cell>
        </table:table-row>
        <table:table-row table:style-name="ro1">
          <table:table-cell table:number-columns-repeated="3"/>
          <table:table-cell table:style-name="ce16" table:formula="of:=[$Datos.C29]" office:value-type="float" office:value="7" calcext:value-type="float">
            <text:p>7</text:p>
          </table:table-cell>
          <table:table-cell table:style-name="ce30" table:formula="of:=[$Datos.D29]" office:value-type="float" office:value="112" calcext:value-type="float">
            <text:p>112,00</text:p>
          </table:table-cell>
          <table:table-cell table:style-name="ce30" table:formula="of:=IF([.D14]=0;&quot;----------------&quot;;[.E14]/[.D14])" office:value-type="float" office:value="16" calcext:value-type="float">
            <text:p>16,00</text:p>
          </table:table-cell>
          <table:table-cell table:style-name="ce30" table:formula="of:=IF([.D14]-[.D13]=0;&quot;--------------&quot;;([.E14]-[.E13])/([.D14]-[.D13]))" office:value-type="float" office:value="4" calcext:value-type="float">
            <text:p>4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14]*[$Datos.$C$12]+[.E14]*[$Datos.$C$13]" office:value-type="float" office:value="2884" calcext:value-type="float">
            <text:p>2884</text:p>
          </table:table-cell>
          <table:table-cell table:style-name="ce16" table:formula="of:=[.I14]+[.H14]" office:value-type="float" office:value="2984" calcext:value-type="float">
            <text:p>2984</text:p>
          </table:table-cell>
          <table:table-cell table:style-name="ce24" table:formula="of:=IF([.E14]=0;&quot;--------------------&quot;;[.J14]/[.E14])" office:value-type="float" office:value="26.6428571428571" calcext:value-type="float">
            <text:p>26,64</text:p>
          </table:table-cell>
          <table:table-cell table:style-name="ce24" table:formula="of:=IF(([.E14]-[.E13])=0;&quot;--------------------&quot;;([.J14]-[.J13])/([.E14]-[.E13]))" office:value-type="float" office:value="28" calcext:value-type="float">
            <text:p>28,00</text:p>
          </table:table-cell>
          <table:table-cell table:style-name="ce24" table:formula="of:=IF([.E14]=0;&quot;--------------&quot;;[.H14]/[.E14])" office:value-type="float" office:value="0.892857142857143" calcext:value-type="float">
            <text:p>0,89</text:p>
          </table:table-cell>
          <table:table-cell table:style-name="ce24" table:formula="of:=IF([.E14]=0;&quot;-------------&quot;;[.I14]/[.E14])" office:value-type="float" office:value="25.75" calcext:value-type="float">
            <text:p>25,75</text:p>
          </table:table-cell>
          <table:table-cell table:style-name="ce30" table:formula="of:=[.E14]*[Datos.$C$14]" office:value-type="float" office:value="4480" calcext:value-type="float">
            <text:p>4480,00</text:p>
          </table:table-cell>
          <table:table-cell table:style-name="ce16" table:formula="of:=[.O14]-[.J14]" office:value-type="float" office:value="1496" calcext:value-type="float">
            <text:p>1496</text:p>
          </table:table-cell>
        </table:table-row>
        <table:table-row table:style-name="ro1">
          <table:table-cell table:number-columns-repeated="3"/>
          <table:table-cell table:style-name="ce16" table:formula="of:=[$Datos.C30]" office:value-type="float" office:value="8" calcext:value-type="float">
            <text:p>8</text:p>
          </table:table-cell>
          <table:table-cell table:style-name="ce30" table:formula="of:=[$Datos.D30]" office:value-type="float" office:value="112" calcext:value-type="float">
            <text:p>112,00</text:p>
          </table:table-cell>
          <table:table-cell table:style-name="ce30" table:formula="of:=IF([.D15]=0;&quot;----------------&quot;;[.E15]/[.D15])" office:value-type="float" office:value="14" calcext:value-type="float">
            <text:p>14,00</text:p>
          </table:table-cell>
          <table:table-cell table:style-name="ce30" table:formula="of:=IF([.D15]-[.D14]=0;&quot;--------------&quot;;([.E15]-[.E14])/([.D15]-[.D14]))" office:value-type="float" office:value="0" calcext:value-type="float">
            <text:p>0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15]*[$Datos.$C$12]+[.E15]*[$Datos.$C$13]" office:value-type="float" office:value="2896" calcext:value-type="float">
            <text:p>2896</text:p>
          </table:table-cell>
          <table:table-cell table:style-name="ce16" table:formula="of:=[.I15]+[.H15]" office:value-type="float" office:value="2996" calcext:value-type="float">
            <text:p>2996</text:p>
          </table:table-cell>
          <table:table-cell table:style-name="ce24" table:formula="of:=IF([.E15]=0;&quot;--------------------&quot;;[.J15]/[.E15])" office:value-type="float" office:value="26.75" calcext:value-type="float">
            <text:p>26,75</text:p>
          </table:table-cell>
          <table:table-cell table:style-name="ce24" table:formula="of:=IF(([.E15]-[.E14])=0;&quot;-----------------&quot;;([.J15]-[.J14])/([.E15]-[.E14]))" office:value-type="string" office:string-value="-----------------" calcext:value-type="string">
            <text:p>-----------------</text:p>
          </table:table-cell>
          <table:table-cell table:style-name="ce24" table:formula="of:=IF([.E15]=0;&quot;--------------&quot;;[.H15]/[.E15])" office:value-type="float" office:value="0.892857142857143" calcext:value-type="float">
            <text:p>0,89</text:p>
          </table:table-cell>
          <table:table-cell table:style-name="ce24" table:formula="of:=IF([.E15]=0;&quot;-------------&quot;;[.I15]/[.E15])" office:value-type="float" office:value="25.8571428571429" calcext:value-type="float">
            <text:p>25,86</text:p>
          </table:table-cell>
          <table:table-cell table:style-name="ce30" table:formula="of:=[.E15]*[Datos.$C$14]" office:value-type="float" office:value="4480" calcext:value-type="float">
            <text:p>4480,00</text:p>
          </table:table-cell>
          <table:table-cell table:style-name="ce16" table:formula="of:=[.O15]-[.J15]" office:value-type="float" office:value="1484" calcext:value-type="float">
            <text:p>1484</text:p>
          </table:table-cell>
        </table:table-row>
        <table:table-row table:style-name="ro1">
          <table:table-cell table:number-columns-repeated="3"/>
          <table:table-cell table:style-name="ce16" table:formula="of:=[$Datos.C31]" office:value-type="float" office:value="9" calcext:value-type="float">
            <text:p>9</text:p>
          </table:table-cell>
          <table:table-cell table:style-name="ce30" table:formula="of:=[$Datos.D31]" office:value-type="float" office:value="108" calcext:value-type="float">
            <text:p>108,00</text:p>
          </table:table-cell>
          <table:table-cell table:style-name="ce30" table:formula="of:=IF([.D16]=0;&quot;----------------&quot;;[.E16]/[.D16])" office:value-type="float" office:value="12" calcext:value-type="float">
            <text:p>12,00</text:p>
          </table:table-cell>
          <table:table-cell table:style-name="ce30" table:formula="of:=IF([.D16]-[.D15]=0;&quot;--------------&quot;;([.E16]-[.E15])/([.D16]-[.D15]))" office:value-type="float" office:value="-4" calcext:value-type="float">
            <text:p>-4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16]*[$Datos.$C$12]+[.E16]*[$Datos.$C$13]" office:value-type="float" office:value="2808" calcext:value-type="float">
            <text:p>2808</text:p>
          </table:table-cell>
          <table:table-cell table:style-name="ce16" table:formula="of:=[.I16]+[.H16]" office:value-type="float" office:value="2908" calcext:value-type="float">
            <text:p>2908</text:p>
          </table:table-cell>
          <table:table-cell table:style-name="ce24" table:formula="of:=IF([.E16]=0;&quot;--------------------&quot;;[.J16]/[.E16])" office:value-type="float" office:value="26.9259259259259" calcext:value-type="float">
            <text:p>26,93</text:p>
          </table:table-cell>
          <table:table-cell table:style-name="ce24" table:formula="of:=IF(([.E16]-[.E15])=0;&quot;--------------------&quot;;([.J16]-[.J15])/([.E16]-[.E15]))" office:value-type="float" office:value="22" calcext:value-type="float">
            <text:p>22,00</text:p>
          </table:table-cell>
          <table:table-cell table:style-name="ce24" table:formula="of:=IF([.E16]=0;&quot;--------------&quot;;[.H16]/[.E16])" office:value-type="float" office:value="0.925925925925926" calcext:value-type="float">
            <text:p>0,93</text:p>
          </table:table-cell>
          <table:table-cell table:style-name="ce24" table:formula="of:=IF([.E16]=0;&quot;-------------&quot;;[.I16]/[.E16])" office:value-type="float" office:value="26" calcext:value-type="float">
            <text:p>26,00</text:p>
          </table:table-cell>
          <table:table-cell table:style-name="ce30" table:formula="of:=[.E16]*[Datos.$C$14]" office:value-type="float" office:value="4320" calcext:value-type="float">
            <text:p>4320,00</text:p>
          </table:table-cell>
          <table:table-cell table:style-name="ce16" table:formula="of:=[.O16]-[.J16]" office:value-type="float" office:value="1412" calcext:value-type="float">
            <text:p>1412</text:p>
          </table:table-cell>
        </table:table-row>
        <table:table-row table:style-name="ro1">
          <table:table-cell table:number-columns-repeated="3"/>
          <table:table-cell table:style-name="ce16" table:formula="of:=[$Datos.C32]" office:value-type="float" office:value="10" calcext:value-type="float">
            <text:p>10</text:p>
          </table:table-cell>
          <table:table-cell table:style-name="ce30" table:formula="of:=[$Datos.D32]" office:value-type="float" office:value="100" calcext:value-type="float">
            <text:p>100,00</text:p>
          </table:table-cell>
          <table:table-cell table:style-name="ce30" table:formula="of:=IF([.D17]=0;&quot;----------------&quot;;[.E17]/[.D17])" office:value-type="float" office:value="10" calcext:value-type="float">
            <text:p>10,00</text:p>
          </table:table-cell>
          <table:table-cell table:style-name="ce30" table:formula="of:=IF([.D17]-[.D16]=0;&quot;--------------&quot;;([.E17]-[.E16])/([.D17]-[.D16]))" office:value-type="float" office:value="-8" calcext:value-type="float">
            <text:p>-8,00</text:p>
          </table:table-cell>
          <table:table-cell table:style-name="ce16" table:formula="of:=[Datos.$D$8]" office:value-type="float" office:value="100" calcext:value-type="float">
            <text:p>100</text:p>
          </table:table-cell>
          <table:table-cell table:style-name="ce16" table:formula="of:=[.D17]*[$Datos.$C$12]+[.E17]*[$Datos.$C$13]" office:value-type="float" office:value="2620" calcext:value-type="float">
            <text:p>2620</text:p>
          </table:table-cell>
          <table:table-cell table:style-name="ce16" table:formula="of:=[.I17]+[.H17]" office:value-type="float" office:value="2720" calcext:value-type="float">
            <text:p>2720</text:p>
          </table:table-cell>
          <table:table-cell table:style-name="ce24" table:formula="of:=IF([.E17]=0;&quot;--------------------&quot;;[.J17]/[.E17])" office:value-type="float" office:value="27.2" calcext:value-type="float">
            <text:p>27,20</text:p>
          </table:table-cell>
          <table:table-cell table:style-name="ce24" table:formula="of:=IF(([.E17]-[.E16])=0;&quot;--------------------&quot;;([.J17]-[.J16])/([.E17]-[.E16]))" office:value-type="float" office:value="23.5" calcext:value-type="float">
            <text:p>23,50</text:p>
          </table:table-cell>
          <table:table-cell table:style-name="ce24" table:formula="of:=IF([.E17]=0;&quot;--------------&quot;;[.H17]/[.E17])" office:value-type="float" office:value="1" calcext:value-type="float">
            <text:p>1,00</text:p>
          </table:table-cell>
          <table:table-cell table:style-name="ce24" table:formula="of:=IF([.E17]=0;&quot;-------------&quot;;[.I17]/[.E17])" office:value-type="float" office:value="26.2" calcext:value-type="float">
            <text:p>26,20</text:p>
          </table:table-cell>
          <table:table-cell table:style-name="ce30" table:formula="of:=[.E17]*[Datos.$C$14]" office:value-type="float" office:value="4000" calcext:value-type="float">
            <text:p>4000,00</text:p>
          </table:table-cell>
          <table:table-cell table:style-name="ce16" table:formula="of:=[.O17]-[.J17]" office:value-type="float" office:value="1280" calcext:value-type="float">
            <text:p>128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Ley de los Rendimientos decrecientes</text:p>
          </table:table-cell>
          <table:table-cell table:style-name="Default" table:number-columns-repeated="3"/>
          <table:table-cell table:style-name="ce16" office:value-type="string" calcext:value-type="string">
            <text:p>Qmax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q(vespas)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6" table:formula="of:=MAXA([.G7:.G17])" office:value-type="float" office:value="30" calcext:value-type="float">
            <text:p>30</text:p>
          </table:table-cell>
          <table:table-cell table:style-name="ce16" table:formula="of:=VLOOKUP([.I22];[$Auxiliar.H5:.J15];2;0)" office:value-type="float" office:value="3" calcext:value-type="float">
            <text:p>3</text:p>
          </table:table-cell>
          <table:table-cell table:style-name="ce16" table:formula="of:=VLOOKUP([.I22];[$Auxiliar.H5:.J15];3;0)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6" office:value-type="string" calcext:value-type="string">
            <text:p>Beneficio Máximo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q(vespas)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6" table:formula="of:=MAXA([.P7:.P17])" office:value-type="float" office:value="1496" calcext:value-type="float">
            <text:p>1496</text:p>
          </table:table-cell>
          <table:table-cell table:style-name="ce16" table:formula="of:=VLOOKUP([.I26];[$Auxiliar.L5:.N15];2;0)" office:value-type="float" office:value="7" calcext:value-type="float">
            <text:p>7</text:p>
          </table:table-cell>
          <table:table-cell table:style-name="ce16" table:formula="of:=VLOOKUP([.I26];[$Auxiliar.L5:.N15];3;0)" office:value-type="float" office:value="112" calcext:value-type="float">
            <text:p>112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>
            <text:p>Producción: </text:p>
          </table:table-cell>
          <table:table-cell office:value-type="string" calcext:value-type="string">
            <text:p>Es la relación que indica la máxima cantidad de producto que se puede obtener a partir de los factores productivos</text:p>
          </table:table-cell>
          <table:table-cell table:style-name="ce19"/>
          <table:table-cell table:number-columns-repeated="8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Producción a corto plazo:</text:p>
          </table:table-cell>
          <table:table-cell office:value-type="string" calcext:value-type="string">
            <text:p>Se trata del marco de tiempo en el que las cantidades de algunos recursos son fijas</text:p>
          </table:table-cell>
          <table:table-cell table:style-name="ce22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Pme: </text:p>
          </table:table-cell>
          <table:table-cell office:value-type="string" calcext:value-type="string">
            <text:p>El promedio de producción que mide el volumen de producción por cada unidad de factor productivo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Pma: </text:p>
          </table:table-cell>
          <table:table-cell office:value-type="string" calcext:value-type="string">
            <text:p>Se trata de la producción adicional que se llega a obtener al incrementar el factor variable, manteniendo constantes los demás factores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F:</text:p>
          </table:table-cell>
          <table:table-cell office:value-type="string" calcext:value-type="string">
            <text:p>Son los que no dependen del volumen de producción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V:</text:p>
          </table:table-cell>
          <table:table-cell office:value-type="string" calcext:value-type="string">
            <text:p>Son los que dependen del volumen de producción de la empresa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T:</text:p>
          </table:table-cell>
          <table:table-cell office:value-type="string" calcext:value-type="string">
            <text:p>Es el valor total de todos los factores utilizados a la hora de producir bienes o servicios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me:</text:p>
          </table:table-cell>
          <table:table-cell office:value-type="string" calcext:value-type="string">
            <text:p>Representa el coste de cada unidad producida</text:p>
          </table:table-cell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/>
          <table:table-cell table:style-name="ce19"/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Cma:</text:p>
          </table:table-cell>
          <table:table-cell office:value-type="string" calcext:value-type="string">
            <text:p>Indica el coste de producir la última unidad de producción</text:p>
          </table:table-cell>
          <table:table-cell table:style-name="ce19"/>
          <table:table-cell table:number-columns-repeated="11"/>
        </table:table-row>
      </table:table>
      <table:table table:name="Gráfico" table:style-name="ta1">
        <table:shapes>
          <draw:frame draw:z-index="0" draw:style-name="gr4" draw:text-style-name="P1" svg:width="15.999cm" svg:height="8.999cm" svg:x="2.359cm" svg:y="0.1cm">
            <draw:object draw:notify-on-update-of-ranges="Tablas.E7:Tablas.E17 Tablas.H6:Tablas.H6 Tablas.H7:Tablas.H17 Tablas.E7:Tablas.E17 Tablas.J6:Tablas.J6 Tablas.J7:Tablas.J17 Tablas.E7:Tablas.E17 Tablas.I6:Tablas.I6 Tablas.I7:Tablas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4" draw:text-style-name="P1" svg:width="15.999cm" svg:height="8.999cm" svg:x="2.359cm" svg:y="10.407cm">
            <draw:object draw:notify-on-update-of-ranges="Tablas.E7:Tablas.E17 Tablas.J6:Tablas.J6 Tablas.J7:Tablas.J17 Auxiliar.H20:Auxiliar.H21 Auxiliar.H24:Auxiliar.H24 Auxiliar.I20:Auxiliar.I21 Tablas.E7:Tablas.E17 Tablas.O6:Tablas.O6 Tablas.O7:Tablas.O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4" draw:text-style-name="P1" svg:width="15.999cm" svg:height="8.999cm" svg:x="22.073cm" svg:y="0.259cm">
            <draw:object draw:notify-on-update-of-ranges="Auxiliar.F20:Auxiliar.F21 Tablas.D7:Tablas.D17 Tablas.F6:Tablas.F6 Tablas.E7:Tablas.E17 Auxiliar.E20:Auxiliar.E21 Auxiliar.F24:Auxiliar.F24 Auxiliar.F20:Auxiliar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4" draw:text-style-name="P1" svg:width="15.999cm" svg:height="8.999cm" svg:x="22.018cm" svg:y="10.567cm">
            <draw:object draw:notify-on-update-of-ranges="Tablas.D7:Tablas.D17 Tablas.A1:Tablas.A1 Tablas.F7:Tablas.F17 Tablas.D7:Tablas.D17 Tablas.A1:Tablas.A1 Tablas.G7:Tablas.G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2">
          <table:table-cell table:number-columns-repeated="5"/>
          <table:table-cell table:style-name="ce37" office:value-type="string" calcext:value-type="string">
            <text:p>Producción en el corto plazo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office:annotation draw:style-name="gr2" svg:width="2.899cm" svg:height="1.799cm" svg:x="8.091cm" svg:y="0.827cm" draw:caption-point-x="-0.61cm" draw:caption-point-y="1.365cm">
              <dc:creator>Autoría desconocida</dc:creator>
              <dc:date>2024-10-09T00:00:00</dc:date>
              <text:p>Cantidad de Trabajo</text:p>
            </office:annotation>
            <text:p>L</text:p>
          </table:table-cell>
          <table:table-cell office:value-type="string" calcext:value-type="string">
            <office:annotation draw:style-name="gr2" svg:width="2.899cm" svg:height="1.799cm" svg:x="10.349cm" svg:y="0.827cm" draw:caption-point-x="-0.61cm" draw:caption-point-y="1.365cm">
              <dc:creator>Autoría desconocida</dc:creator>
              <dc:date>2024-10-09T00:00:00</dc:date>
              <text:p>Cantidad de Capital</text:p>
            </office:annotation>
            <text:p>K</text:p>
          </table:table-cell>
          <table:table-cell office:value-type="string" calcext:value-type="string">
            <office:annotation draw:style-name="gr2" svg:width="2.899cm" svg:height="1.799cm" svg:x="12.607cm" svg:y="0.827cm" draw:caption-point-x="-0.61cm" draw:caption-point-y="1.365cm">
              <dc:creator>Autoría desconocida</dc:creator>
              <dc:date>2024-10-09T00:00:00</dc:date>
              <text:p>Producción Total</text:p>
            </office:annotation>
            <text:p>Q</text:p>
          </table:table-cell>
          <table:table-cell table:number-columns-repeated="2"/>
          <table:table-cell table:style-name="ce16" table:formula="of:=[$Tablas.G6]" office:value-type="string" office:string-value="Pma" calcext:value-type="string">
            <text:p>Pma</text:p>
          </table:table-cell>
          <table:table-cell table:style-name="ce16" table:formula="of:=[$Tablas.D6]" office:value-type="string" office:string-value="L" calcext:value-type="string">
            <text:p>L</text:p>
          </table:table-cell>
          <table:table-cell table:style-name="ce16" table:formula="of:=[$Tablas.E6]" office:value-type="string" office:string-value="Q" calcext:value-type="string">
            <text:p>Q</text:p>
          </table:table-cell>
          <table:table-cell/>
          <table:table-cell table:style-name="ce16" table:formula="of:=[$Tablas.P6]" office:value-type="string" office:string-value="Beneficio" calcext:value-type="string">
            <text:p>Beneficio</text:p>
          </table:table-cell>
          <table:table-cell table:style-name="ce16" table:formula="of:=[$Tablas.D6]" office:value-type="string" office:string-value="L" calcext:value-type="string">
            <text:p>L</text:p>
          </table:table-cell>
          <table:table-cell table:style-name="ce16" table:formula="of:=[$Tablas.E6]" office:value-type="string" office:string-value="Q" calcext:value-type="string">
            <text:p>Q</text:p>
          </table:table-cell>
        </table:table-row>
        <table:table-row table:style-name="ro1">
          <table:table-cell table:number-columns-repeated="7"/>
          <table:table-cell table:style-name="ce16" table:formula="of:=[$Tablas.G7]" office:value-type="string" office:string-value="----------------" calcext:value-type="string">
            <text:p>----------------</text:p>
          </table:table-cell>
          <table:table-cell table:style-name="ce30" table:formula="of:=[$Tablas.D7]" office:value-type="float" office:value="0" calcext:value-type="float">
            <text:p>0,00</text:p>
          </table:table-cell>
          <table:table-cell table:style-name="ce30" table:formula="of:=[$Tablas.E7]" office:value-type="float" office:value="0" calcext:value-type="float">
            <text:p>0,00</text:p>
          </table:table-cell>
          <table:table-cell/>
          <table:table-cell table:style-name="ce16" table:formula="of:=[$Tablas.P7]" office:value-type="float" office:value="-100" calcext:value-type="float">
            <text:p>-100</text:p>
          </table:table-cell>
          <table:table-cell table:style-name="ce16" table:formula="of:=[$Tablas.D7]" office:value-type="float" office:value="0" calcext:value-type="float">
            <text:p>0</text:p>
          </table:table-cell>
          <table:table-cell table:style-name="ce30" table:formula="of:=[$Tablas.E7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style-name="ce30" table:formula="of:=[$Tablas.G8]" office:value-type="float" office:value="10" calcext:value-type="float">
            <text:p>10,00</text:p>
          </table:table-cell>
          <table:table-cell table:style-name="ce30" table:formula="of:=[$Tablas.D8]" office:value-type="float" office:value="1" calcext:value-type="float">
            <text:p>1,00</text:p>
          </table:table-cell>
          <table:table-cell table:style-name="ce30" table:formula="of:=[$Tablas.E8]" office:value-type="float" office:value="10" calcext:value-type="float">
            <text:p>10,00</text:p>
          </table:table-cell>
          <table:table-cell/>
          <table:table-cell table:style-name="ce16" table:formula="of:=[$Tablas.P8]" office:value-type="float" office:value="38" calcext:value-type="float">
            <text:p>38</text:p>
          </table:table-cell>
          <table:table-cell table:style-name="ce16" table:formula="of:=[$Tablas.D8]" office:value-type="float" office:value="1" calcext:value-type="float">
            <text:p>1</text:p>
          </table:table-cell>
          <table:table-cell table:style-name="ce30" table:formula="of:=[$Tablas.E8]" office:value-type="float" office:value="10" calcext:value-type="float">
            <text:p>10,00</text:p>
          </table:table-cell>
        </table:table-row>
        <table:table-row table:style-name="ro1">
          <table:table-cell table:number-columns-repeated="7"/>
          <table:table-cell table:style-name="ce30" table:formula="of:=[$Tablas.G9]" office:value-type="float" office:value="20" calcext:value-type="float">
            <text:p>20,00</text:p>
          </table:table-cell>
          <table:table-cell table:style-name="ce30" table:formula="of:=[$Tablas.D9]" office:value-type="float" office:value="2" calcext:value-type="float">
            <text:p>2,00</text:p>
          </table:table-cell>
          <table:table-cell table:style-name="ce30" table:formula="of:=[$Tablas.E9]" office:value-type="float" office:value="30" calcext:value-type="float">
            <text:p>30,00</text:p>
          </table:table-cell>
          <table:table-cell/>
          <table:table-cell table:style-name="ce16" table:formula="of:=[$Tablas.P9]" office:value-type="float" office:value="326" calcext:value-type="float">
            <text:p>326</text:p>
          </table:table-cell>
          <table:table-cell table:style-name="ce16" table:formula="of:=[$Tablas.D9]" office:value-type="float" office:value="2" calcext:value-type="float">
            <text:p>2</text:p>
          </table:table-cell>
          <table:table-cell table:style-name="ce30" table:formula="of:=[$Tablas.E9]" office:value-type="float" office:value="30" calcext:value-type="float">
            <text:p>30,00</text:p>
          </table:table-cell>
        </table:table-row>
        <table:table-row table:style-name="ro1">
          <table:table-cell table:number-columns-repeated="7"/>
          <table:table-cell table:style-name="ce30" table:formula="of:=[$Tablas.G10]" office:value-type="float" office:value="30" calcext:value-type="float">
            <text:p>30,00</text:p>
          </table:table-cell>
          <table:table-cell table:style-name="ce30" table:formula="of:=[$Tablas.D10]" office:value-type="float" office:value="3" calcext:value-type="float">
            <text:p>3,00</text:p>
          </table:table-cell>
          <table:table-cell table:style-name="ce30" table:formula="of:=[$Tablas.E10]" office:value-type="float" office:value="60" calcext:value-type="float">
            <text:p>60,00</text:p>
          </table:table-cell>
          <table:table-cell/>
          <table:table-cell table:style-name="ce16" table:formula="of:=[$Tablas.P10]" office:value-type="float" office:value="764" calcext:value-type="float">
            <text:p>764</text:p>
          </table:table-cell>
          <table:table-cell table:style-name="ce16" table:formula="of:=[$Tablas.D10]" office:value-type="float" office:value="3" calcext:value-type="float">
            <text:p>3</text:p>
          </table:table-cell>
          <table:table-cell table:style-name="ce30" table:formula="of:=[$Tablas.E10]" office:value-type="float" office:value="60" calcext:value-type="float">
            <text:p>60,00</text:p>
          </table:table-cell>
        </table:table-row>
        <table:table-row table:style-name="ro1">
          <table:table-cell table:number-columns-repeated="7"/>
          <table:table-cell table:style-name="ce30" table:formula="of:=[$Tablas.G11]" office:value-type="float" office:value="20" calcext:value-type="float">
            <text:p>20,00</text:p>
          </table:table-cell>
          <table:table-cell table:style-name="ce30" table:formula="of:=[$Tablas.D11]" office:value-type="float" office:value="4" calcext:value-type="float">
            <text:p>4,00</text:p>
          </table:table-cell>
          <table:table-cell table:style-name="ce30" table:formula="of:=[$Tablas.E11]" office:value-type="float" office:value="80" calcext:value-type="float">
            <text:p>80,00</text:p>
          </table:table-cell>
          <table:table-cell/>
          <table:table-cell table:style-name="ce16" table:formula="of:=[$Tablas.P11]" office:value-type="float" office:value="1052" calcext:value-type="float">
            <text:p>1052</text:p>
          </table:table-cell>
          <table:table-cell table:style-name="ce16" table:formula="of:=[$Tablas.D11]" office:value-type="float" office:value="4" calcext:value-type="float">
            <text:p>4</text:p>
          </table:table-cell>
          <table:table-cell table:style-name="ce30" table:formula="of:=[$Tablas.E11]" office:value-type="float" office:value="80" calcext:value-type="float">
            <text:p>80,00</text:p>
          </table:table-cell>
        </table:table-row>
        <table:table-row table:style-name="ro1">
          <table:table-cell table:number-columns-repeated="7"/>
          <table:table-cell table:style-name="ce30" table:formula="of:=[$Tablas.G12]" office:value-type="float" office:value="15" calcext:value-type="float">
            <text:p>15,00</text:p>
          </table:table-cell>
          <table:table-cell table:style-name="ce30" table:formula="of:=[$Tablas.D12]" office:value-type="float" office:value="5" calcext:value-type="float">
            <text:p>5,00</text:p>
          </table:table-cell>
          <table:table-cell table:style-name="ce30" table:formula="of:=[$Tablas.E12]" office:value-type="float" office:value="95" calcext:value-type="float">
            <text:p>95,00</text:p>
          </table:table-cell>
          <table:table-cell/>
          <table:table-cell table:style-name="ce16" table:formula="of:=[$Tablas.P12]" office:value-type="float" office:value="1265" calcext:value-type="float">
            <text:p>1265</text:p>
          </table:table-cell>
          <table:table-cell table:style-name="ce16" table:formula="of:=[$Tablas.D12]" office:value-type="float" office:value="5" calcext:value-type="float">
            <text:p>5</text:p>
          </table:table-cell>
          <table:table-cell table:style-name="ce30" table:formula="of:=[$Tablas.E12]" office:value-type="float" office:value="95" calcext:value-type="float">
            <text:p>95,00</text:p>
          </table:table-cell>
        </table:table-row>
        <table:table-row table:style-name="ro1">
          <table:table-cell table:number-columns-repeated="7"/>
          <table:table-cell table:style-name="ce30" table:formula="of:=[$Tablas.G13]" office:value-type="float" office:value="13" calcext:value-type="float">
            <text:p>13,00</text:p>
          </table:table-cell>
          <table:table-cell table:style-name="ce30" table:formula="of:=[$Tablas.D13]" office:value-type="float" office:value="6" calcext:value-type="float">
            <text:p>6,00</text:p>
          </table:table-cell>
          <table:table-cell table:style-name="ce30" table:formula="of:=[$Tablas.E13]" office:value-type="float" office:value="108" calcext:value-type="float">
            <text:p>108,00</text:p>
          </table:table-cell>
          <table:table-cell/>
          <table:table-cell table:style-name="ce16" table:formula="of:=[$Tablas.P13]" office:value-type="float" office:value="1448" calcext:value-type="float">
            <text:p>1448</text:p>
          </table:table-cell>
          <table:table-cell table:style-name="ce16" table:formula="of:=[$Tablas.D13]" office:value-type="float" office:value="6" calcext:value-type="float">
            <text:p>6</text:p>
          </table:table-cell>
          <table:table-cell table:style-name="ce30" table:formula="of:=[$Tablas.E13]" office:value-type="float" office:value="108" calcext:value-type="float">
            <text:p>108,00</text:p>
          </table:table-cell>
        </table:table-row>
        <table:table-row table:style-name="ro1">
          <table:table-cell table:number-columns-repeated="7"/>
          <table:table-cell table:style-name="ce30" table:formula="of:=[$Tablas.G14]" office:value-type="float" office:value="4" calcext:value-type="float">
            <text:p>4,00</text:p>
          </table:table-cell>
          <table:table-cell table:style-name="ce30" table:formula="of:=[$Tablas.D14]" office:value-type="float" office:value="7" calcext:value-type="float">
            <text:p>7,00</text:p>
          </table:table-cell>
          <table:table-cell table:style-name="ce30" table:formula="of:=[$Tablas.E14]" office:value-type="float" office:value="112" calcext:value-type="float">
            <text:p>112,00</text:p>
          </table:table-cell>
          <table:table-cell/>
          <table:table-cell table:style-name="ce16" table:formula="of:=[$Tablas.P14]" office:value-type="float" office:value="1496" calcext:value-type="float">
            <text:p>1496</text:p>
          </table:table-cell>
          <table:table-cell table:style-name="ce16" table:formula="of:=[$Tablas.D14]" office:value-type="float" office:value="7" calcext:value-type="float">
            <text:p>7</text:p>
          </table:table-cell>
          <table:table-cell table:style-name="ce30" table:formula="of:=[$Tablas.E14]" office:value-type="float" office:value="112" calcext:value-type="float">
            <text:p>112,00</text:p>
          </table:table-cell>
        </table:table-row>
        <table:table-row table:style-name="ro1">
          <table:table-cell table:number-columns-repeated="7"/>
          <table:table-cell table:style-name="ce30" table:formula="of:=[$Tablas.G15]" office:value-type="float" office:value="0" calcext:value-type="float">
            <text:p>0,00</text:p>
          </table:table-cell>
          <table:table-cell table:style-name="ce30" table:formula="of:=[$Tablas.D15]" office:value-type="float" office:value="8" calcext:value-type="float">
            <text:p>8,00</text:p>
          </table:table-cell>
          <table:table-cell table:style-name="ce30" table:formula="of:=[$Tablas.E15]" office:value-type="float" office:value="112" calcext:value-type="float">
            <text:p>112,00</text:p>
          </table:table-cell>
          <table:table-cell/>
          <table:table-cell table:style-name="ce16" table:formula="of:=[$Tablas.P15]" office:value-type="float" office:value="1484" calcext:value-type="float">
            <text:p>1484</text:p>
          </table:table-cell>
          <table:table-cell table:style-name="ce16" table:formula="of:=[$Tablas.D15]" office:value-type="float" office:value="8" calcext:value-type="float">
            <text:p>8</text:p>
          </table:table-cell>
          <table:table-cell table:style-name="ce30" table:formula="of:=[$Tablas.E15]" office:value-type="float" office:value="112" calcext:value-type="float">
            <text:p>112,00</text:p>
          </table:table-cell>
        </table:table-row>
        <table:table-row table:style-name="ro1">
          <table:table-cell table:number-columns-repeated="7"/>
          <table:table-cell table:style-name="ce30" table:formula="of:=[$Tablas.G16]" office:value-type="float" office:value="-4" calcext:value-type="float">
            <text:p>-4,00</text:p>
          </table:table-cell>
          <table:table-cell table:style-name="ce30" table:formula="of:=[$Tablas.D16]" office:value-type="float" office:value="9" calcext:value-type="float">
            <text:p>9,00</text:p>
          </table:table-cell>
          <table:table-cell table:style-name="ce30" table:formula="of:=[$Tablas.E16]" office:value-type="float" office:value="108" calcext:value-type="float">
            <text:p>108,00</text:p>
          </table:table-cell>
          <table:table-cell/>
          <table:table-cell table:style-name="ce16" table:formula="of:=[$Tablas.P16]" office:value-type="float" office:value="1412" calcext:value-type="float">
            <text:p>1412</text:p>
          </table:table-cell>
          <table:table-cell table:style-name="ce16" table:formula="of:=[$Tablas.D16]" office:value-type="float" office:value="9" calcext:value-type="float">
            <text:p>9</text:p>
          </table:table-cell>
          <table:table-cell table:style-name="ce30" table:formula="of:=[$Tablas.E16]" office:value-type="float" office:value="108" calcext:value-type="float">
            <text:p>108,00</text:p>
          </table:table-cell>
        </table:table-row>
        <table:table-row table:style-name="ro1">
          <table:table-cell table:number-columns-repeated="7"/>
          <table:table-cell table:style-name="ce30" table:formula="of:=[$Tablas.G17]" office:value-type="float" office:value="-8" calcext:value-type="float">
            <text:p>-8,00</text:p>
          </table:table-cell>
          <table:table-cell table:style-name="ce30" table:formula="of:=[$Tablas.D17]" office:value-type="float" office:value="10" calcext:value-type="float">
            <text:p>10,00</text:p>
          </table:table-cell>
          <table:table-cell table:style-name="ce30" table:formula="of:=[$Tablas.E17]" office:value-type="float" office:value="100" calcext:value-type="float">
            <text:p>100,00</text:p>
          </table:table-cell>
          <table:table-cell/>
          <table:table-cell table:style-name="ce16" table:formula="of:=[$Tablas.P17]" office:value-type="float" office:value="1280" calcext:value-type="float">
            <text:p>1280</text:p>
          </table:table-cell>
          <table:table-cell table:style-name="ce16" table:formula="of:=[$Tablas.D17]" office:value-type="float" office:value="10" calcext:value-type="float">
            <text:p>10</text:p>
          </table:table-cell>
          <table:table-cell table:style-name="ce30" table:formula="of:=[$Tablas.E17]" office:value-type="float" office:value="100" calcext:value-type="float">
            <text:p>100,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formula="of:=[$Tablas.J2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$Tablas.K26]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0]" office:value-type="float" office:value="3" calcext:value-type="float">
            <text:p>3</text:p>
          </table:table-cell>
          <table:table-cell table:formula="of:=MAXA([$Tablas.E7:.E17])" office:value-type="float" office:value="112" calcext:value-type="float">
            <text:p>112</text:p>
          </table:table-cell>
          <table:table-cell/>
          <table:table-cell table:formula="of:=[$Tablas.K26]" office:value-type="float" office:value="112" calcext:value-type="float">
            <text:p>112</text:p>
          </table:table-cell>
          <table:table-cell table:formula="of:=MAXA([$Tablas.O7:.O17])" office:value-type="float" office:value="4480" calcext:value-type="float">
            <text:p>448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formula="of:=CONCATENATE([$Tablas.E21]; &quot; con&quot;;[$Tablas.J22]; &quot;trabajadores&quot;)" office:value-type="string" office:string-value="Ley de los Rendimientos decrecientes con3trabajadores" calcext:value-type="string">
            <text:p>Ley de los Rendimientos decrecientes con3trabajadores</text:p>
          </table:table-cell>
          <table:table-cell/>
          <table:table-cell table:formula="of:=CONCATENATE([$Tablas.I25];&quot; Con &quot;;[$Tablas.J26];&quot; trabajadores&quot;)" office:value-type="string" office:string-value="Beneficio Máximo Con 7 trabajadores" calcext:value-type="string">
            <text:p>Beneficio Máximo Con 7 trabajador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2:10:53.2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1:14:09.541000000</meta:creation-date>
    <dc:date>2024-11-27T12:23:47.675000000</dc:date>
    <meta:editing-duration>PT22H50M6S</meta:editing-duration>
    <meta:editing-cycles>11</meta:editing-cycles>
    <meta:generator>LibreOffice/7.6.0.3$Windows_X86_64 LibreOffice_project/69edd8b8ebc41d00b4de3915dc82f8f0fc3b6265</meta:generator>
    <meta:document-statistic meta:table-count="4" meta:cell-count="311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3 2" chart:style-name="ch1">
        <chart:legend chart:legend-position="end" svg:x="12.037cm" svg:y="3.703cm" style:legend-expansion="high" chart:style-name="ch2"/>
        <chart:plot-area chart:style-name="ch3" table:cell-range-address="Tablas.E7:Tablas.E17 Tablas.H6:Tablas.J17" chart:data-source-has-labels="row" svg:x="0.32cm" svg:y="0.18cm" svg:width="11.397cm" svg:height="8.64cm">
          <chart:coordinate-region svg:x="1.312cm" svg:y="0.379cm" svg:width="9.88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H7:Tablas.H17" chart:label-cell-address="Tablas.H6:Tablas.H6" chart:class="chart:scatter">
            <chart:domain table:cell-range-address="Tablas.E7:Tablas.E17"/>
            <chart:data-point chart:repeated="11"/>
          </chart:series>
          <chart:series chart:style-name="ch8" chart:values-cell-range-address="Tablas.J7:Tablas.J17" chart:label-cell-address="Tablas.J6:Tablas.J6" chart:class="chart:scatter">
            <chart:data-point chart:repeated="11"/>
          </chart:series>
          <chart:series chart:style-name="ch9" chart:values-cell-range-address="Tablas.I7:Tablas.I17" chart:label-cell-address="Tablas.I6:Tablas.I6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ste Fijo</text:p>
                <draw:g>
                  <svg:desc>Tablas.H6:Tablas.H6</svg:desc>
                </draw:g>
              </table:table-cell>
              <table:table-cell office:value-type="string">
                <text:p>Costes Totales</text:p>
                <draw:g>
                  <svg:desc>Tablas.J6:Tablas.J6</svg:desc>
                </draw:g>
              </table:table-cell>
              <table:table-cell office:value-type="string">
                <text:p>Costes Variables</text:p>
                <draw:g>
                  <svg:desc>Tablas.I6:Tablas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as.E7:Tablas.E17</svg:desc>
                </draw:g>
              </table:table-cell>
              <table:table-cell office:value-type="float" office:value="100">
                <text:p>100</text:p>
                <draw:g>
                  <svg:desc>Tablas.H7:Tablas.H17</svg:desc>
                </draw:g>
              </table:table-cell>
              <table:table-cell office:value-type="float" office:value="100">
                <text:p>100</text:p>
                <draw:g>
                  <svg:desc>Tablas.J7:Tablas.J17</svg:desc>
                </draw:g>
              </table:table-cell>
              <table:table-cell office:value-type="float" office:value="0">
                <text:p>0</text:p>
                <draw:g>
                  <svg:desc>Tablas.I7:Tablas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62">
                <text:p>3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874">
                <text:p>87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636">
                <text:p>163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148">
                <text:p>214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2535">
                <text:p>2535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2872">
                <text:p>2872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2984">
                <text:p>2984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2996">
                <text:p>2996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2908">
                <text:p>2908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20">
                <text:p>2720</text:p>
              </table:table-cell>
              <table:table-cell office:value-type="float" office:value="2620">
                <text:p>26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2cm" svg:y="3.504cm" style:legend-expansion="high" chart:style-name="ch2"/>
        <chart:plot-area chart:style-name="ch3" table:cell-range-address="Tablas.E7:Tablas.E17 Tablas.J6:Tablas.J17 Auxiliar.H24:Auxiliar.H24 Auxiliar.I20:Auxiliar.I21 Tablas.O6:Tablas.O17" chart:data-source-has-labels="row" svg:x="0.32cm" svg:y="0.18cm" svg:width="9.28cm" svg:height="8.64cm">
          <chart:coordinate-region svg:x="1.312cm" svg:y="0.379cm" svg:width="7.7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J7:Tablas.J17" chart:label-cell-address="Tablas.J6:Tablas.J6" chart:class="chart:scatter">
            <chart:domain table:cell-range-address="Tablas.E7:Tablas.E17"/>
            <chart:data-point chart:repeated="11"/>
          </chart:series>
          <chart:series chart:style-name="ch8" chart:values-cell-range-address="Auxiliar.I20:Auxiliar.I21" chart:label-cell-address="Auxiliar.H24:Auxiliar.H24" chart:class="chart:scatter">
            <chart:domain table:cell-range-address="Auxiliar.H20:Auxiliar.H21"/>
            <chart:data-point chart:repeated="2"/>
          </chart:series>
          <chart:series chart:style-name="ch9" chart:values-cell-range-address="Tablas.O7:Tablas.O17" chart:label-cell-address="Tablas.O6:Tablas.O6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stes Totales</text:p>
                <draw:g>
                  <svg:desc>Tablas.J6:Tablas.J6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Beneficio Máximo Con 7 trabajadores</text:p>
                <draw:g>
                  <svg:desc>Auxiliar.H24:Auxiliar.H24</svg:desc>
                </draw:g>
              </table:table-cell>
              <table:table-cell office:value-type="string">
                <text:p>Ingreso</text:p>
                <draw:g>
                  <svg:desc>Tablas.O6:Tablas.O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as.E7:Tablas.E17</svg:desc>
                </draw:g>
              </table:table-cell>
              <table:table-cell office:value-type="float" office:value="100">
                <text:p>100</text:p>
                <draw:g>
                  <svg:desc>Tablas.J7:Tablas.J17</svg:desc>
                </draw:g>
              </table:table-cell>
              <table:table-cell office:value-type="float" office:value="112">
                <text:p>112</text:p>
                <draw:g>
                  <svg:desc>Auxiliar.H20:Auxiliar.H21</svg:desc>
                </draw:g>
              </table:table-cell>
              <table:table-cell office:value-type="float" office:value="0">
                <text:p>0</text:p>
                <draw:g>
                  <svg:desc>Auxiliar.I20:Auxiliar.I21</svg:desc>
                </draw:g>
              </table:table-cell>
              <table:table-cell office:value-type="float" office:value="0">
                <text:p>0</text:p>
                <draw:g>
                  <svg:desc>Tablas.O7:Tablas.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112">
                <text:p>112</text:p>
              </table:table-cell>
              <table:table-cell office:value-type="float" office:value="4480">
                <text:p>4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2535">
                <text:p>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2872">
                <text:p>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2984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2908">
                <text:p>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9cm" svg:y="3.753cm" style:legend-expansion="high" chart:style-name="ch2"/>
        <chart:plot-area chart:style-name="ch3" table:cell-range-address="Auxiliar.F20:Auxiliar.F21 Tablas.D7:Tablas.E17 Tablas.F6:Tablas.F6 Auxiliar.F24:Auxiliar.F24" chart:data-source-has-labels="both" svg:x="0.32cm" svg:y="0.18cm" svg:width="9.65cm" svg:height="8.64cm">
          <chart:coordinate-region svg:x="1.127cm" svg:y="0.379cm" svg:width="8.656cm" svg:height="7.794cm"/>
          <chart:axis chart:dimension="x" chart:name="primary-x" chart:style-name="ch4" chartooo:axis-type="auto">
            <chart:categories table:cell-range-address="Auxiliar.F20:Auxiliar.F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s.E7:Tablas.E17" chart:label-cell-address="Tablas.F6:Tablas.F6" chart:class="chart:scatter">
            <chart:domain table:cell-range-address="Tablas.D7:Tablas.D17"/>
            <chart:data-point chart:repeated="11"/>
          </chart:series>
          <chart:series chart:style-name="ch7" chart:values-cell-range-address="Auxiliar.F20:Auxiliar.F21" chart:label-cell-address="Auxiliar.F24:Auxiliar.F24" chart:class="chart:scatter">
            <chart:domain table:cell-range-address="Auxiliar.E20:Auxiliar.E21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Pme</text:p>
                <draw:g>
                  <svg:desc>Tablas.F6:Tablas.F6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Ley de los Rendimientos decrecientes con3trabajadores</text:p>
                <draw:g>
                  <svg:desc>Auxiliar.F24:Auxiliar.F2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uxiliar.F20:Auxiliar.F21</svg:desc>
                </draw:g>
              </table:table-cell>
              <table:table-cell office:value-type="float" office:value="0">
                <text:p>0</text:p>
                <draw:g>
                  <svg:desc>Tablas.D7:Tablas.D17</svg:desc>
                </draw:g>
              </table:table-cell>
              <table:table-cell office:value-type="float" office:value="0">
                <text:p>0</text:p>
                <draw:g>
                  <svg:desc>Tablas.E7:Tablas.E17</svg:desc>
                </draw:g>
              </table:table-cell>
              <table:table-cell office:value-type="float" office:value="3">
                <text:p>3</text:p>
                <draw:g>
                  <svg:desc>Auxiliar.E20:Auxiliar.E21</svg:desc>
                </draw:g>
              </table:table-cell>
              <table:table-cell office:value-type="float" office:value="0">
                <text:p>0</text:p>
                <draw:g>
                  <svg:desc>Auxiliar.F20:Auxiliar.F21</svg:desc>
                </draw:g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3.952cm" style:legend-expansion="high" chart:style-name="ch2"/>
        <chart:plot-area chart:style-name="ch3" table:cell-range-address="Tablas.D7:Tablas.D17 Tablas.A1:Tablas.A1 Tablas.F7:Tablas.G17" chart:data-source-has-labels="row" svg:x="0.32cm" svg:y="0.18cm" svg:width="12.296cm" svg:height="8.64cm">
          <chart:coordinate-region svg:x="1.524cm" svg:y="0.379cm" svg:width="10.90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F7:Tablas.F17" chart:label-cell-address="Tablas.A1:Tablas.A1" chart:class="chart:scatter">
            <chart:domain table:cell-range-address="Tablas.D7:Tablas.D17"/>
            <chart:data-point chart:repeated="11"/>
          </chart:series>
          <chart:series chart:style-name="ch8" chart:values-cell-range-address="Tablas.G7:Tablas.G17" chart:label-cell-address="Tablas.A1:Tablas.A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/>
                <draw:g>
                  <svg:desc>Tablas.A1:Tablas.A1</svg:desc>
                </draw:g>
              </table:table-cell>
              <table:table-cell office:value-type="string">
                <text:p/>
                <draw:g>
                  <svg:desc>Tablas.A1:Tabl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as.D7:Tablas.D17</svg:desc>
                </draw:g>
              </table:table-cell>
              <table:table-cell office:value-type="float" office:value="NaN">
                <text:p>NaN</text:p>
                <draw:g>
                  <svg:desc>Tablas.F7:Tablas.F17</svg:desc>
                </draw:g>
              </table:table-cell>
              <table:table-cell office:value-type="float" office:value="NaN">
                <text:p>NaN</text:p>
                <draw:g>
                  <svg:desc>Tablas.G7:Tablas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